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55b90" officeooo:paragraph-rsid="00055b90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normal" officeooo:rsid="00055b90" officeooo:paragraph-rsid="00055b90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officeooo:rsid="00055b90" officeooo:paragraph-rsid="0006eeed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055b90" officeooo:paragraph-rsid="00055b90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normal" officeooo:rsid="00055b90" officeooo:paragraph-rsid="00055b9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normal" officeooo:rsid="0006eeed" officeooo:paragraph-rsid="0006eeed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normal" officeooo:rsid="0006eeed" officeooo:paragraph-rsid="0006eeed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55b90" officeooo:paragraph-rsid="00055b90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055b90" officeooo:paragraph-rsid="00055b90" style:font-size-asian="18pt" style:font-style-asian="normal" style:font-weight-asian="bold" style:font-size-complex="18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voro di gruppo di informatica</text:p>
      <text:p text:style-name="P8"/>
      <text:p text:style-name="P4"/>
      <text:p text:style-name="P1">Introduzione generale</text:p>
      <text:p text:style-name="P3">(Goldo)</text:p>
      <text:p text:style-name="P3">cosa sono,</text:p>
      <text:p text:style-name="P3"/>
      <text:p text:style-name="P6">1 minuto</text:p>
      <text:p text:style-name="P2"/>
      <text:p text:style-name="P1">Spiegazione teorica</text:p>
      <text:p text:style-name="P2">(Rizqy in inglese)</text:p>
      <text:p text:style-name="P2">costanti (spiegazione generale),</text:p>
      <text:p text:style-name="P2">tipologia variabili (intere,…) e utilizzo,</text:p>
      <text:p text:style-name="P2">(quando vengono usate).</text:p>
      <text:p text:style-name="P2"/>
      <text:p text:style-name="P6">1-2 minuuti</text:p>
      <text:p text:style-name="P2"/>
      <text:p text:style-name="P9">PARTE ESEMPI</text:p>
      <text:p text:style-name="P2"/>
      <text:p text:style-name="P2"/>
      <text:p text:style-name="P1">Introduzione degli esempi</text:p>
      <text:p text:style-name="P5">(Baroni)</text:p>
      <text:p text:style-name="P5">spiegazione struttura delle variabili (parte dichiarativa, parte assegnativa,…),</text:p>
      <text:p text:style-name="P5">spiegazione del casting,</text:p>
      <text:p text:style-name="P5">divisioni in doppia operazione.</text:p>
      <text:p text:style-name="P5"/>
      <text:p text:style-name="P7">2-3 minuti</text:p>
      <text:p text:style-name="P5"/>
      <text:p text:style-name="P1">Applicazioni Avanzate</text:p>
      <text:p text:style-name="P5">(Zacca)</text:p>
      <text:p text:style-name="P5">Scambio di variabili,</text:p>
      <text:p text:style-name="P5">spiegazione delle costanti.</text:p>
      <text:p text:style-name="P5"/>
      <text:p text:style-name="P7">2-3 minu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09:02:56.771000000</meta:creation-date>
    <dc:date>2022-02-21T09:18:25.493000000</dc:date>
    <meta:editing-duration>PT5M8S</meta:editing-duration>
    <meta:editing-cycles>1</meta:editing-cycles>
    <meta:document-statistic meta:table-count="0" meta:image-count="0" meta:object-count="0" meta:page-count="1" meta:paragraph-count="23" meta:word-count="64" meta:character-count="498" meta:non-whitespace-character-count="457"/>
    <meta:generator>LibreOffice/5.2.3.3$Windows_x86 LibreOffice_project/d54a8868f08a7b39642414cf2c8ef2f228f780cf</meta:generator>
  </office:meta>
</office:document-meta>
</file>